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03D4698352F1DAEADB1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solid" draw:fill-color="#ffffff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60.1mm" svg:height="89.96mm" svg:x="13.34mm" svg:y="33.35mm">
            <draw:object draw:notify-on-update-of-ranges="Tabelle1.A3:Tabelle1.A3 Tabelle1.A4:Tabelle1.A6 Tabelle1.B3:Tabelle1.B3 Tabelle1.B5:Tabelle1.B5 Tabelle1.B4:Tabelle1.B4 Tabelle1.G3:Tabelle1.G3 Tabelle1.G5:Tabelle1.G5 Tabelle1.G4:Tabelle1.G4 Tabelle1.K3:Tabelle1.K3 Tabelle1.K5:Tabelle1.K5 Tabelle1.K4:Tabelle1.K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Bild 1" draw:style-name="gr2" draw:text-style-name="P2" svg:width="162.44mm" svg:height="16.19mm" svg:x="179.59mm" svg:y="37.86mm">
            <draw:image xlink:href="Pictures/100002010000024E0000003D4698352F1DAEADB1.png" xlink:type="simple" xlink:show="embed" xlink:actuate="onLoad" loext:mime-type="image/png">
              <text:p/>
            </draw:image>
          </draw:frame>
        </table:shapes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chse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Offset</text:p>
          </table:table-cell>
          <table:table-cell table:number-columns-repeated="2" office:value-type="string" calcext:value-type="string">
            <text:p>Alp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iel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Ziel›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" table:formula="of:=[.F4]^2*(1-COS([.E6]))+COS([.E6])" office:value-type="float" office:value="6.12323399573677E-017" calcext:value-type="float">
            <text:p>0.00</text:p>
          </table:table-cell>
          <table:table-cell table:style-name="ce1" table:formula="of:=[.F4]*[.F5]*(1-COS([.E6]))-[.F6]*SIN([.E6])" office:value-type="float" office:value="-1" calcext:value-type="float">
            <text:p>-1.00</text:p>
          </table:table-cell>
          <table:table-cell table:style-name="ce1" table:formula="of:=[.F4]*[.F6]*(1-COS([.E6]))+[.F5]*SIN([.E6])" office:value-type="float" office:value="0" calcext:value-type="float">
            <text:p>0.00</text:p>
          </table:table-cell>
          <table:table-cell table:style-name="ce1" table:formula="of:=[.H4]*[.B4]+[.I4]*[.B5]+[.J4]*[.B6]" office:value-type="float" office:value="-1" calcext:value-type="float">
            <text:p>-1.0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[.F5]*[.F4]*(1-COS([.E6]))+[.F6]*SIN([.E6])" office:value-type="float" office:value="1" calcext:value-type="float">
            <text:p>1.00</text:p>
          </table:table-cell>
          <table:table-cell table:style-name="ce1" table:formula="of:=[.F5]^2*(1-COS([.E6]))+COS([.E6])" office:value-type="float" office:value="6.12323399573677E-017" calcext:value-type="float">
            <text:p>0.00</text:p>
          </table:table-cell>
          <table:table-cell table:style-name="ce1" table:formula="of:=[.F5]*[.F6]*(1-COS([.E6]))-[.F4]*SIN([.E6])" office:value-type="float" office:value="0" calcext:value-type="float">
            <text:p>0.00</text:p>
          </table:table-cell>
          <table:table-cell table:style-name="ce1" table:formula="of:=[.B4]*[.H5]+[.B5]*[.I5]+[.B6]*[.J5]" office:value-type="float" office:value="-1" calcext:value-type="float">
            <text:p>-1.0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RADIANS([.D6])" office:value-type="float" office:value="1.5707963267949" calcext:value-type="float">
            <text:p>1.57079632679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table:formula="of:=[.F6]*[.F4]*(1-COS([.E6]))-[.F5]*SIN([.E6])" office:value-type="float" office:value="0" calcext:value-type="float">
            <text:p>0.00</text:p>
          </table:table-cell>
          <table:table-cell table:style-name="ce1" table:formula="of:=[.F6]*[.F5]*(1-COS([.E6]))+[.F4]*SIN([.E6])" office:value-type="float" office:value="0" calcext:value-type="float">
            <text:p>0.00</text:p>
          </table:table-cell>
          <table:table-cell table:style-name="ce1" table:formula="of:=[.G6]^2*(1-COS([.F6]))+COS([.F6])" office:value-type="float" office:value="0.54030230586814" calcext:value-type="float">
            <text:p>0.54</text:p>
          </table:table-cell>
          <table:table-cell table:style-name="ce1" table:formula="of:=[.B4]*[.G6]+[.B5]*[.I6]+[.B6]*[.I6]" office:value-type="float" office:value="0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08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09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0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1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2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3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8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üdiger Fichtenau</meta:initial-creator>
    <meta:creation-date>2022-08-04T20:22:57.849335092</meta:creation-date>
    <dc:date>2022-08-04T21:10:18.006777997</dc:date>
    <dc:creator>Rüdiger Fichtenau</dc:creator>
    <meta:editing-duration>PT5M19S</meta:editing-duration>
    <meta:editing-cycles>1</meta:editing-cycles>
    <meta:document-statistic meta:table-count="1" meta:cell-count="38" meta:object-count="2"/>
    <meta:generator>LibreOffice/6.3.0.4$Linux_X86_64 LibreOffice_project/057fc023c990d676a43019934386b85b21a9ee99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scatter" chart:style-name="ch1">
        <chart:legend chart:legend-position="end" svg:x="14.595cm" svg:y="3.701cm" style:legend-expansion="high" chart:style-name="ch2"/>
        <chart:plot-area chart:style-name="ch3" table:cell-range-address="Tabelle1.A3:Tabelle1.A6 Tabelle1.B3:Tabelle1.B5 Tabelle1.G3:Tabelle1.G3 Tabelle1.G5:Tabelle1.G5 Tabelle1.K3:Tabelle1.K3 Tabelle1.K5:Tabelle1.K5" chart:data-source-has-labels="both" svg:x="0.32cm" svg:y="0.179cm" svg:width="13.955cm" svg:height="8.639cm">
          <chartooo:coordinate-region svg:x="0.612cm" svg:y="0.378cm" svg:width="13.569cm" svg:height="8.241cm"/>
          <chart:axis chart:dimension="x" chart:name="primary-x" chart:style-name="ch4" chartooo:axis-type="auto">
            <chart:categories table:cell-range-address="Tabelle1.A4:Tabelle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5:Tabelle1.B5" chart:label-cell-address="Tabelle1.B3:Tabelle1.B3" chart:class="chart:scatter">
            <chart:domain table:cell-range-address="Tabelle1.B4:Tabelle1.B4"/>
            <chart:data-point/>
          </chart:series>
          <chart:series chart:style-name="ch7" chart:values-cell-range-address="Tabelle1.G5:Tabelle1.G5" chart:label-cell-address="Tabelle1.G3:Tabelle1.G3" chart:class="chart:scatter">
            <chart:domain table:cell-range-address="Tabelle1.G4:Tabelle1.G4"/>
            <chart:data-point/>
          </chart:series>
          <chart:series chart:style-name="ch8" chart:values-cell-range-address="Tabelle1.K5:Tabelle1.K5" chart:label-cell-address="Tabelle1.K3:Tabelle1.K3" chart:class="chart:scatter">
            <chart:domain table:cell-range-address="Tabelle1.K4:Tabelle1.K4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Orig</text:p>
                <draw:g>
                  <svg:desc>Tabelle1.B3:Tabelle1.B3</svg:desc>
                </draw:g>
              </table:table-cell>
              <table:table-cell office:value-type="string">
                <text:p/>
              </table:table-cell>
              <table:table-cell office:value-type="string">
                <text:p>Ziel</text:p>
                <draw:g>
                  <svg:desc>Tabelle1.G3:Tabelle1.G3</svg:desc>
                </draw:g>
              </table:table-cell>
              <table:table-cell office:value-type="string">
                <text:p/>
              </table:table-cell>
              <table:table-cell office:value-type="string">
                <text:p>Ziel›</text:p>
                <draw:g>
                  <svg:desc>Tabelle1.K3:Tabelle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</text:p>
                <draw:g>
                  <svg:desc>Tabelle1.A4:Tabelle1.A6</svg:desc>
                </draw:g>
              </table:table-cell>
              <table:table-cell office:value-type="float" office:value="-1">
                <text:p>-1</text:p>
                <draw:g>
                  <svg:desc>Tabelle1.B4:Tabelle1.B4</svg:desc>
                </draw:g>
              </table:table-cell>
              <table:table-cell office:value-type="float" office:value="1">
                <text:p>1</text:p>
                <draw:g>
                  <svg:desc>Tabelle1.B5:Tabelle1.B5</svg:desc>
                </draw:g>
              </table:table-cell>
              <table:table-cell office:value-type="float" office:value="0">
                <text:p>0</text:p>
                <draw:g>
                  <svg:desc>Tabelle1.G4:Tabelle1.G4</svg:desc>
                </draw:g>
              </table:table-cell>
              <table:table-cell office:value-type="float" office:value="1">
                <text:p>1</text:p>
                <draw:g>
                  <svg:desc>Tabelle1.G5:Tabelle1.G5</svg:desc>
                </draw:g>
              </table:table-cell>
              <table:table-cell office:value-type="float" office:value="-1">
                <text:p>-1</text:p>
                <draw:g>
                  <svg:desc>Tabelle1.K4:Tabelle1.K4</svg:desc>
                </draw:g>
              </table:table-cell>
              <table:table-cell office:value-type="float" office:value="-1">
                <text:p>-1</text:p>
                <draw:g>
                  <svg:desc>Tabelle1.K5:Tabelle1.K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0.4$Linux_X86_64 LibreOffice_project/057fc023c990d676a43019934386b85b21a9ee99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